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1e2" officeooo:paragraph-rsid="001ac1e2"/>
    </style:style>
    <style:style style:name="P2" style:family="paragraph" style:parent-style-name="Standard">
      <style:text-properties officeooo:rsid="001ac1e2" officeooo:paragraph-rsid="001c76d3"/>
    </style:style>
    <style:style style:name="P3" style:family="paragraph" style:parent-style-name="Standard">
      <style:text-properties fo:font-weight="bold" officeooo:rsid="001ac1e2" officeooo:paragraph-rsid="001ac1e2" style:font-weight-asian="bold" style:font-weight-complex="bold"/>
    </style:style>
    <style:style style:name="P4" style:family="paragraph" style:parent-style-name="Standard">
      <style:text-properties fo:font-weight="bold" officeooo:rsid="001ac1e2" officeooo:paragraph-rsid="001f3be2" style:font-weight-asian="bold" style:font-weight-complex="bold"/>
    </style:style>
    <style:style style:name="P5" style:family="paragraph" style:parent-style-name="Standard">
      <style:text-properties officeooo:rsid="001f3be2" officeooo:paragraph-rsid="002303d0"/>
    </style:style>
    <style:style style:name="T1" style:family="text">
      <style:text-properties officeooo:rsid="001c76d3"/>
    </style:style>
    <style:style style:name="T2" style:family="text">
      <style:text-properties officeooo:rsid="001e2a6c"/>
    </style:style>
    <style:style style:name="T3" style:family="text">
      <style:text-properties officeooo:rsid="001e806e"/>
    </style:style>
    <style:style style:name="T4" style:family="text">
      <style:text-properties officeooo:rsid="001ff3aa"/>
    </style:style>
    <style:style style:name="T5" style:family="text">
      <style:text-properties officeooo:rsid="0021f58e"/>
    </style:style>
    <style:style style:name="T6" style:family="text">
      <style:text-properties officeooo:rsid="00230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ftware para uma empresa e distribuição de Vidro</text:p>
      <text:p text:style-name="P1"/>
      <text:p text:style-name="P1"><text:tab/>A empresa <text:span text:style-name="T3">Vidro Forte®</text:span> não conta com um sistema para cadastrar clientes, seus pedidos, os itens dos pedidos por este motivo não consegue controlar suas <text:span text:style-name="T1">vendas</text:span>.</text:p>
      <text:p text:style-name="P2"><text:tab/><text:span text:style-name="T5">O sistema deverá permite </text:span>que a empresa possa cadastrar seus pedidos que conterão os itens <text:span text:style-name="T1">e</text:span> para quem <text:span text:style-name="T5">está</text:span> emitido esse pedido.</text:p>
      <text:p text:style-name="P1"><text:tab/>Nas informações do cliente deverá conter o numero do cliente, <text:span text:style-name="T5">se é pessoa física ou jurídica</text:span><text:span text:style-name="T1">, </text:span>nome, endereço e telefone.</text:p>
      <text:p text:style-name="P1"><text:tab/>No pedido deve conter o numero do pedido, local da entrega <text:span text:style-name="T4">será o endereço do cliente</text:span>, <text:span text:style-name="T1">data e os i</text:span><text:span text:style-name="T2">tens que terão quantidade, nome e preço.</text:span></text:p>
      <text:p text:style-name="P1"><text:tab/></text:p>
      <text:p text:style-name="P4">Diagrama de Classe</text:p>
      <text:p text:style-name="P1"/>
      <text:p text:style-name="P1"><text:tab/></text:p>
      <text:p text:style-name="P1"/>
      <text:p text:style-name="P5">Alunos: Carlos Alberto Filho <text:span text:style-name="T6">e </text:span>Denis Carb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17:40.171821634</meta:creation-date>
    <dc:date>2022-07-17T12:24:04.438686767</dc:date>
    <meta:editing-duration>PT32M32S</meta:editing-duration>
    <meta:editing-cycles>5</meta:editing-cycles>
    <meta:generator>LibreOffice/7.3.4.2$Linux_X86_64 LibreOffice_project/30$Build-2</meta:generator>
    <meta:document-statistic meta:table-count="0" meta:image-count="0" meta:object-count="0" meta:page-count="1" meta:paragraph-count="9" meta:word-count="112" meta:character-count="661" meta:non-whitespace-character-count="550"/>
  </office:meta>
</office:document-meta>
</file>